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8149704091871258793"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text:soft-page-break/></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text:soft-page-break/>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text:soft-page-break/>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text:span text:style-name="T11">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эмм, завяжите мне глаза, 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oft-page-break/><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oft-page-break/><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text:soft-page-break/>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text:soft-page-break/>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oft-page-break/><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oft-page-break/>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oft-page-break/><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oft-page-break/><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oft-page-break/><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oft-page-break/><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text:soft-page-break/>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text:soft-page-break/>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text:soft-page-break/>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soft-page-break/>***</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text:soft-page-break/>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text:soft-page-break/>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text:soft-page-break/>–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text:soft-page-break/>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text:soft-page-break/>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text:soft-page-break/>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text:soft-page-break/>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text:soft-page-break/>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text:soft-page-break/>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text:soft-page-break/>–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text:soft-page-break/>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oft-page-break/><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text:soft-page-break/>–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2">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text:soft-page-break/>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text:soft-page-break/></text:p>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text:soft-page-break/>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08T01:14:29.45</dc:date>
    <meta:editing-duration>P159DT12H6M55S</meta:editing-duration>
    <meta:editing-cycles>1018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67" meta:paragraph-count="4963" meta:word-count="108335" meta:character-count="688852"/>
  </office:meta>
</office:document-meta>
</file>